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 style:list-style-name="L1"/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HELP</text:p>
      <text:p text:style-name="Standard"/>
      <text:p text:style-name="Standard"/>
      <text:list xml:id="list1402645596798151878" text:style-name="L1">
        <text:list-item>
          <text:p text:style-name="P1">Checkout a tag:</text:p>
          <text:p text:style-name="P2"><text:span text:style-name="Source_20_Text"><text:span text:style-name="T1">git checkout tags/&lt;tag_name&gt;</text:span></text:span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0$Win32 OpenOffice.org_project/410m18$Build-9764</meta:generator>
    <dc:date>2018-10-11T16:09:41.21</dc:date>
    <meta:document-statistic meta:table-count="0" meta:image-count="0" meta:object-count="0" meta:page-count="1" meta:paragraph-count="3" meta:word-count="9" meta:character-count="53"/>
    <dc:creator>Abhijit Sarkhel</dc:creator>
    <meta:user-defined meta:name="Info 1"/>
    <meta:user-defined meta:name="Info 2"/>
    <meta:user-defined meta:name="Info 3"/>
    <meta:user-defined meta:name="Info 4"/>
  </office:meta>
</office:document-meta>
</file>